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5983b0" draw:textarea-horizontal-align="justify" draw:textarea-vertical-align="middle" draw:auto-grow-height="false" fo:min-height="0.85cm" fo:min-width="0.6cm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 fo:min-height="0.388cm" fo:min-width="0.138cm"/>
    </style:style>
    <style:style style:name="gr3" style:family="graphic" style:parent-style-name="standard">
      <style:graphic-properties svg:stroke-color="#000000" draw:fill-color="#158466" draw:textarea-horizontal-align="justify" draw:textarea-vertical-align="middle" draw:auto-grow-height="false" fo:min-height="0.85cm" fo:min-width="0.6cm"/>
    </style:style>
    <style:style style:name="gr4" style:family="graphic" style:parent-style-name="standard">
      <style:graphic-properties svg:stroke-color="#000000" draw:fill-color="#158466" draw:textarea-horizontal-align="justify" draw:textarea-vertical-align="middle" draw:auto-grow-height="false" fo:min-height="0.388cm" fo:min-width="0.138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svg:stroke-color="#000000" draw:fill-color="#dde8cb" draw:textarea-horizontal-align="justify" draw:textarea-vertical-align="middle" draw:auto-grow-height="false" fo:min-height="1.45cm" fo:min-width="1.3cm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svg:stroke-color="#000000" draw:fill-color="#ff6d6d" draw:textarea-horizontal-align="justify" draw:textarea-vertical-align="middle" draw:auto-grow-height="false" fo:min-height="0.35cm" fo:min-width="0.1cm"/>
    </style:style>
    <style:style style:name="gr12" style:family="graphic" style:parent-style-name="standard">
      <style:graphic-properties draw:stroke="none" svg:stroke-color="#000000" draw:fill="none" draw:fill-color="#ffffff" fo:min-height="0.789cm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gr14" style:family="graphic" style:parent-style-name="objectwithoutfill">
      <style:graphic-properties svg:stroke-color="#ff6d6d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95cm"/>
    </style:style>
    <style:style style:name="gr16" style:family="graphic" style:parent-style-name="standard">
      <style:graphic-properties draw:stroke="none" svg:stroke-color="#000000" draw:fill="none" draw:fill-color="#ffffff" fo:min-height="0.45cm"/>
    </style:style>
    <style:style style:name="gr17" style:family="graphic" style:parent-style-name="standard">
      <style:graphic-properties draw:stroke="none" svg:stroke-color="#000000" draw:fill="none" draw:fill-color="#ffffff" fo:min-height="0.55cm"/>
    </style:style>
    <style:style style:name="gr18" style:family="graphic" style:parent-style-name="standard">
      <style:graphic-properties draw:stroke="none" svg:stroke-color="#000000" draw:fill="none" draw:fill-color="#ffffff" fo:min-height="1.897cm"/>
    </style:style>
    <style:style style:name="gr19" style:family="graphic" style:parent-style-name="objectwithoutfill">
      <style:graphic-properties draw:stroke="dash" draw:stroke-dash="Fine_20_Dashed" svg:stroke-color="#158466" draw:marker-end="Arrow" draw:marker-end-width="0.3cm" draw:fill="none" draw:textarea-vertical-align="middle"/>
    </style:style>
    <style:style style:name="P1" style:family="paragraph">
      <loext:graphic-properties draw:fill-color="#5983b0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158466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dde8cb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6d6d"/>
      <style:paragraph-properties fo:text-align="center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color="#158466"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center"/>
      <style:text-properties fo:color="#158466" fo:font-size="10pt" style:font-size-asian="10pt" style:font-size-complex="10pt"/>
    </style:style>
    <style:style style:name="P16" style:family="paragraph">
      <style:text-properties fo:color="#ff6d6d" fo:font-size="12pt" style:font-size-asian="12pt" style:font-size-complex="12pt"/>
    </style:style>
    <style:style style:name="P17" style:family="paragraph">
      <loext:graphic-properties draw:fill="none" draw:fill-color="#ffffff"/>
      <style:text-properties fo:color="#ff6d6d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6d6d" fo:font-size="12pt" style:font-size-asian="12pt" style:font-size-complex="12pt"/>
    </style:style>
    <style:style style:name="T5" style:family="text">
      <style:text-properties fo:color="#158466" fo:font-size="12pt" style:font-size-asian="12pt" style:font-size-complex="12pt"/>
    </style:style>
    <style:style style:name="T6" style:family="text">
      <style:text-properties fo:color="#ce181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cm" svg:height="1.1cm" svg:x="3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3.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cm" svg:height="1.1cm" svg:x="4.4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4.5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.1cm" svg:x="5.5cm" svg:y="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9cm" svg:x="5.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cm" svg:height="1.1cm" svg:x="7.7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7.8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cm" svg:height="1.1cm" svg:x="8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8.9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1cm" svg:height="1.1cm" svg:x="6.6cm" svg:y="1.8cm">
          <draw:text-box>
            <text:p>...</text:p>
          </draw:text-box>
        </draw:frame>
        <draw:custom-shape draw:style-name="gr6" draw:text-style-name="P5" draw:layer="layout" svg:width="1.8cm" svg:height="1.7cm" svg:x="1cm" svg:y="3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.8cm" svg:height="0.725cm" svg:x="1cm" svg:y="2.275cm">
          <draw:text-box>
            <text:p text:style-name="P6"><text:span text:style-name="T1">Graph</text:span></text:p>
          </draw:text-box>
        </draw:frame>
        <draw:line draw:style-name="gr8" draw:text-style-name="P8" draw:layer="layout" svg:x1="1.9cm" svg:y1="3.4cm" svg:x2="3.2cm" svg:y2="2.5cm">
          <text:p/>
        </draw:line>
        <draw:line draw:style-name="gr9" draw:text-style-name="P8" draw:layer="layout" svg:x1="3.9cm" svg:y1="2.4cm" svg:x2="4.6cm" svg:y2="0.9cm">
          <text:p/>
        </draw:line>
        <draw:line draw:style-name="gr8" draw:text-style-name="P8" draw:layer="layout" svg:x1="4.6cm" svg:y1="0.9cm" svg:x2="4.9cm" svg:y2="1.9cm">
          <text:p/>
        </draw:line>
        <draw:line draw:style-name="gr9" draw:text-style-name="P8" draw:layer="layout" svg:x1="5cm" svg:y1="2.4cm" svg:x2="5.7cm" svg:y2="0.9cm">
          <text:p/>
        </draw:line>
        <draw:line draw:style-name="gr8" draw:text-style-name="P8" draw:layer="layout" svg:x1="5.7cm" svg:y1="0.9cm" svg:x2="6cm" svg:y2="1.9cm">
          <text:p/>
        </draw:line>
        <draw:line draw:style-name="gr9" draw:text-style-name="P8" draw:layer="layout" svg:x1="8.3cm" svg:y1="2.4cm" svg:x2="9cm" svg:y2="0.9cm">
          <text:p/>
        </draw:line>
        <draw:line draw:style-name="gr8" draw:text-style-name="P8" draw:layer="layout" svg:x1="9cm" svg:y1="0.9cm" svg:x2="9.3cm" svg:y2="1.9cm">
          <text:p/>
        </draw:line>
        <draw:line draw:style-name="gr9" draw:text-style-name="P8" draw:layer="layout" svg:x1="6.1cm" svg:y1="2.4cm" svg:x2="6.8cm" svg:y2="0.9cm">
          <text:p/>
        </draw:line>
        <draw:line draw:style-name="gr8" draw:text-style-name="P8" draw:layer="layout" svg:x1="6.8cm" svg:y1="0.9cm" svg:x2="7.1cm" svg:y2="1.9cm">
          <text:p/>
        </draw:line>
        <draw:frame draw:style-name="gr10" draw:text-style-name="P7" draw:layer="layout" svg:width="8.4cm" svg:height="1.673cm" svg:x="3.1cm" svg:y="3.1cm">
          <draw:text-box>
            <text:p text:style-name="P6"><text:span text:style-name="T1">Flat block of memory allocated for 64 (default) vertices. Vertices are linked together to form a singly linked list.</text:span></text:p>
          </draw:text-box>
        </draw:frame>
        <draw:custom-shape draw:style-name="gr11" draw:text-style-name="P9" draw:layer="layout" svg:width="0.6cm" svg:height="0.6cm" svg:x="3.5cm" svg:y="5.4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3.8cm" svg:y1="2.6cm" svg:x2="3.8cm" svg:y2="5.3cm">
          <text:p/>
        </draw:line>
        <draw:frame draw:style-name="gr12" draw:text-style-name="P11" draw:layer="layout" svg:width="0.9cm" svg:height="1.039cm" svg:x="3.4cm" svg:y="7.1cm">
          <draw:text-box>
            <text:p text:style-name="P10"><text:span text:style-name="T2">...</text:span></text:p>
          </draw:text-box>
        </draw:frame>
        <draw:frame draw:style-name="gr13" draw:text-style-name="P13" draw:layer="layout" svg:width="2cm" svg:height="1.199cm" svg:x="1.2cm" svg:y="6.201cm">
          <draw:text-box>
            <text:p text:style-name="P12"><text:span text:style-name="T1">Hash of edges</text:span></text:p>
          </draw:text-box>
        </draw:frame>
        <draw:custom-shape draw:style-name="gr11" draw:text-style-name="P9" draw:layer="layout" svg:width="0.6cm" svg:height="0.6cm" svg:x="3.5cm" svg:y="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6cm" svg:height="0.6cm" svg:x="3.5cm" svg:y="6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6cm" svg:height="0.6cm" svg:x="3.5cm" svg:y="7.8cm">
          <text:p/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3.8cm" svg:y1="5.7cm" svg:x2="5cm" svg:y2="5.7cm">
          <text:p/>
        </draw:line>
        <draw:frame draw:style-name="gr15" draw:text-style-name="P15" draw:layer="layout" svg:width="2.2cm" svg:height="0.645cm" svg:x="2.1cm" svg:y="5.4cm">
          <draw:text-box>
            <text:p text:style-name="P14"><text:span text:style-name="T3">0</text:span><text:span text:style-name="T3">x</text:span><text:span text:style-name="T3">7</text:span><text:span text:style-name="T3">7</text:span><text:span text:style-name="T3">7</text:span><text:span text:style-name="T3">8</text:span><text:span text:style-name="T3">f</text:span><text:span text:style-name="T3">a</text:span><text:span text:style-name="T3">d</text:span></text:p>
          </draw:text-box>
        </draw:frame>
        <draw:frame draw:style-name="gr16" draw:text-style-name="P17" draw:layer="layout" svg:width="4.5cm" svg:height="0.725cm" svg:x="4.8cm" svg:y="5.3cm">
          <draw:text-box>
            <text:p text:style-name="P16"><text:span text:style-name="T4">distance(0,0x778fad)</text:span></text:p>
          </draw:text-box>
        </draw:frame>
        <draw:frame draw:style-name="gr16" draw:text-style-name="P4" draw:layer="layout" svg:width="0.8cm" svg:height="0.962cm" svg:x="3.4cm" svg:y="1cm">
          <draw:text-box>
            <text:p>0</text:p>
          </draw:text-box>
        </draw:frame>
        <draw:frame draw:style-name="gr16" draw:text-style-name="P4" draw:layer="layout" svg:width="0.8cm" svg:height="0.962cm" svg:x="4.5cm" svg:y="1cm">
          <draw:text-box>
            <text:p>1</text:p>
          </draw:text-box>
        </draw:frame>
        <draw:frame draw:style-name="gr17" draw:text-style-name="P4" draw:layer="layout" svg:width="1.3cm" svg:height="0.962cm" svg:x="8.7cm" svg:y="1cm">
          <draw:text-box>
            <text:p>63</text:p>
          </draw:text-box>
        </draw:frame>
        <draw:frame draw:style-name="gr18" draw:text-style-name="P7" draw:layer="layout" svg:width="7.3cm" svg:height="2.147cm" svg:x="4.2cm" svg:y="6.1cm">
          <draw:text-box>
            <text:p text:style-name="P6"><text:span text:style-name="T1">63 elements in the hash</text:span></text:p>
            <text:p text:style-name="P6"><text:span text:style-name="T5">Virtual address</text:span><text:span text:style-name="T1"> of a node is the key</text:span></text:p>
            <text:p text:style-name="P6"><text:span text:style-name="T1">Integer </text:span><text:span text:style-name="T6">distance</text:span><text:span text:style-name="T1"> is the value </text:span></text:p>
          </draw:text-box>
        </draw:frame>
        <draw:line draw:style-name="gr19" draw:text-style-name="P8" draw:layer="layout" svg:x1="3.9cm" svg:y1="5.5cm" svg:x2="6cm" svg:y2="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19:03:34.389151136</meta:creation-date>
    <dc:date>2020-01-09T18:22:55.432175256</dc:date>
    <meta:editing-duration>P1DT22H48M58S</meta:editing-duration>
    <meta:editing-cycles>6</meta:editing-cycles>
    <meta:generator>LibreOffice/6.1.4.2$Linux_X86_64 LibreOffice_project/10$Build-2</meta:generator>
    <meta:document-statistic meta:object-count="38"/>
  </office:meta>
</office:document-meta>
</file>